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.028in" fo:text-align="center" style:writing-mode="lr-tb"/>
    </style:style>
    <style:style style:name="P3" style:family="paragraph">
      <loext:graphic-properties draw:fill="solid" draw:fill-color="#ffffff"/>
      <style:paragraph-properties fo:margin-top="0in" fo:margin-bottom="0.028in"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margin-top="0in" fo:margin-bottom="0.028in" fo:text-align="center" style:writing-mode="lr-tb"/>
      <style:text-properties fo:font-size="7.5pt" style:font-size-asian="7.5pt" style:font-size-complex="7.5pt"/>
    </style:style>
    <style:style style:name="P6" style:family="paragraph">
      <loext:graphic-properties draw:fill="none" draw:fill-color="#ffffff"/>
      <style:paragraph-properties fo:margin-top="0in" fo:margin-bottom="0.028in" fo:text-align="center" style:writing-mode="lr-tb"/>
    </style:style>
    <style:style style:name="P7" style:family="paragraph">
      <loext:graphic-properties draw:fill="none" draw:fill-color="#ffffff"/>
      <style:paragraph-properties fo:margin-top="0in" fo:margin-bottom="0.028in" fo:text-align="center" style:writing-mode="lr-tb"/>
      <style:text-properties fo:font-size="7.5pt" style:font-size-asian="7.5pt" style:font-size-complex="7.5pt"/>
    </style:style>
    <style:style style:name="T1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T2" style:family="text">
      <style:text-properties style:use-window-font-color="true" style:font-name="Times New Roman" fo:font-size="7.5pt" fo:language="en" fo:country="GB" style:font-name-asian="Times New Roman" style:font-size-asian="7.5pt" style:font-name-complex="Times New Roman" style:font-size-complex="7.5pt" style:language-complex="ar" style:country-complex="SA"/>
    </style:style>
    <style:style style:name="T3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6pt" fo:language="en" fo:country="GB" style:font-name-asian="Times New Roman" style:font-size-asian="6pt" style:font-name-complex="Times New Roman" style:font-size-complex="6pt" style:language-complex="ar" style:country-complex="SA"/>
    </style:style>
    <style:style style:name="T5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7665in" fo:min-width="1.8591in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071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solid" svg:stroke-width="0.003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7673in" fo:min-width="1.8591in" fo:padding-top="0.0902in" fo:padding-bottom="0.0902in" fo:padding-left="0.1736in" fo:padding-right="0.1736in" fo:wrap-option="wrap" draw:shadow="hidden" style:run-through="foreground"/>
    </style:style>
    <style:style style:name="gr10" style:family="graphic">
      <style:graphic-properties draw:stroke="solid" svg:stroke-width="0.0311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1" style:family="graphic">
      <style:graphic-properties draw:stroke="dash" draw:stroke-dash="Dashed_20__28_var_29__20_6" svg:stroke-width="0.0071in" svg:stroke-color="#000000" draw:marker-start="msArrowEnd_20_5" draw:marker-start-width="0.1457in" draw:marker-start-center="false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2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5.8433in" svg:height="2.237in" svg:x="0in" svg:y="0in"><text:p/></draw:rect><draw:g draw:style-name="gr3"><draw:frame draw:style-name="gr4" draw:text-style-name="P3" svg:width="0.7787in" svg:height="0.3898in" svg:x="0.2591in" svg:y="1.0374in"><draw:text-box><text:p text:style-name="P2"><text:span text:style-name="T1">Security Policy Database (SPD)</text:span></text:p></draw:text-box></draw:frame><draw:custom-shape draw:style-name="gr5" draw:text-style-name="P4" svg:width="2.2067in" svg:height="1.9476in" svg:x="0.1299in" svg:y="0.1291in"><text:p/><draw:enhanced-geometry svg:viewBox="0 0 21600 21600" draw:type="rectangle" draw:enhanced-path="M 0 0 L 21600 0 21600 21600 0 21600 0 0 Z N"/></draw:custom-shape><draw:frame draw:style-name="gr4" draw:text-style-name="P5" svg:width="0.7803in" svg:height="0.3898in" svg:x="1.1673in" svg:y="1.0374in"><draw:text-box><text:p text:style-name="P2"><text:span text:style-name="T2">Security Association Database (SAD)</text:span></text:p></draw:text-box></draw:frame><draw:frame draw:style-name="gr4" draw:text-style-name="P3" svg:width="1.9469in" svg:height="0.2598in" svg:x="0.2591in" svg:y="1.6866in"><draw:text-box><text:p text:style-name="P2"><text:span text:style-name="T1">IPSec packet management services</text:span></text:p></draw:text-box></draw:frame><draw:line draw:style-name="gr6" draw:text-style-name="P1" svg:x1="0.6492in" svg:y1="1.6862in" svg:x2="0.6492in" svg:y2="1.4272in"><text:p/></draw:line><draw:line draw:style-name="gr6" draw:text-style-name="P1" svg:x1="1.6874in" svg:y1="1.6862in" svg:x2="1.6874in" svg:y2="1.4272in"><text:p/></draw:line><draw:frame draw:style-name="gr4" draw:text-style-name="P3" svg:width="0.5205in" svg:height="0.3898in" svg:x="1.0374in" svg:y="0.2575in"><draw:text-box><text:p text:style-name="P2"><text:span text:style-name="T3">setkey</text:span></text:p><text:p text:style-name="P2"><text:span text:style-name="T4">Manages configuration</text:span></text:p></draw:text-box></draw:frame><draw:frame draw:style-name="gr4" draw:text-style-name="P3" svg:width="0.5197in" svg:height="0.3906in" svg:x="1.6874in" svg:y="0.2583in"><draw:text-box><text:p text:style-name="P2"><text:span text:style-name="T3">racoon</text:span></text:p><text:p text:style-name="P2"><text:span text:style-name="T4">Manages key exchange</text:span></text:p></draw:text-box></draw:frame><draw:frame draw:style-name="gr4" draw:text-style-name="P3" svg:width="0.6488in" svg:height="0.3898in" svg:x="0.2598in" svg:y="0.2575in"><draw:text-box><text:p text:style-name="P2"><text:span text:style-name="T5">Client Application</text:span></text:p></draw:text-box></draw:frame><draw:line draw:style-name="gr7" draw:text-style-name="P1" svg:x1="1.2972in" svg:y1="0.648in" svg:x2="0.9075in" svg:y2="1.0378in"><text:p/></draw:line><draw:line draw:style-name="gr7" draw:text-style-name="P1" svg:x1="1.298in" svg:y1="0.648in" svg:x2="1.5579in" svg:y2="1.0378in"><text:p/></draw:line><draw:line draw:style-name="gr7" draw:text-style-name="P1" svg:x1="1.8173in" svg:y1="0.648in" svg:x2="1.8181in" svg:y2="1.0378in"><text:p/></draw:line><draw:line draw:style-name="gr7" draw:text-style-name="P1" svg:x1="0.5193in" svg:y1="0.648in" svg:x2="0.5193in" svg:y2="1.0378in"><text:p/></draw:line><draw:line draw:style-name="gr7" draw:text-style-name="P1" svg:x1="2.0772in" svg:y1="1.6854in" svg:x2="2.0772in" svg:y2="0.6472in"><text:p/></draw:line><draw:line draw:style-name="gr8" draw:text-style-name="P1" svg:x1="0.1299in" svg:y1="0.9079in" svg:x2="2.3362in" svg:y2="0.9087in"><text:p/></draw:line></draw:g><draw:frame draw:style-name="gr4" draw:text-style-name="P3" svg:width="0.7776in" svg:height="0.3898in" svg:x="4.8043in" svg:y="1.0374in"><draw:text-box><text:p text:style-name="P2"><text:span text:style-name="T1">Security Policy Database (SPD)</text:span></text:p></draw:text-box></draw:frame><draw:custom-shape draw:style-name="gr9" draw:text-style-name="P4" svg:width="2.2067in" svg:height="1.948in" svg:x="3.5063in" svg:y="0.1291in"><text:p/><draw:enhanced-geometry svg:viewBox="0 0 21600 21600" draw:type="rectangle" draw:enhanced-path="M 0 0 L 21600 0 21600 21600 0 21600 0 0 Z N"/></draw:custom-shape><draw:frame draw:style-name="gr4" draw:text-style-name="P5" svg:width="0.7803in" svg:height="0.3898in" svg:x="3.8945in" svg:y="1.0374in"><draw:text-box><text:p text:style-name="P2"><text:span text:style-name="T2">Security Association Database (SAD)</text:span></text:p></draw:text-box></draw:frame><draw:frame draw:style-name="gr4" draw:text-style-name="P3" svg:width="1.9461in" svg:height="0.2598in" svg:x="3.6362in" svg:y="1.6874in"><draw:text-box><text:p text:style-name="P2"><text:span text:style-name="T1">IPSec packet management services</text:span></text:p></draw:text-box></draw:frame><draw:line draw:style-name="gr6" draw:text-style-name="P1" svg:x1="4.0256in" svg:y1="1.6878in" svg:x2="4.0256in" svg:y2="1.428in"><text:p/></draw:line><draw:line draw:style-name="gr6" draw:text-style-name="P1" svg:x1="5.0638in" svg:y1="1.6878in" svg:x2="5.0638in" svg:y2="1.428in"><text:p/></draw:line><draw:frame draw:style-name="gr4" draw:text-style-name="P3" svg:width="0.5205in" svg:height="0.3886in" svg:x="4.2839in" svg:y="0.2591in"><draw:text-box><text:p text:style-name="P2"><text:span text:style-name="T3">setkey</text:span></text:p><text:p text:style-name="P2"><text:span text:style-name="T4">Manages configuration</text:span></text:p></draw:text-box></draw:frame><draw:frame draw:style-name="gr4" draw:text-style-name="P3" svg:width="0.5197in" svg:height="0.3906in" svg:x="3.6362in" svg:y="0.2598in"><draw:text-box><text:p text:style-name="P2"><text:span text:style-name="T3">racoon</text:span></text:p><text:p text:style-name="P2"><text:span text:style-name="T4">Manages key exchange</text:span></text:p></draw:text-box></draw:frame><draw:frame draw:style-name="gr4" draw:text-style-name="P3" svg:width="0.6469in" svg:height="0.3886in" svg:x="4.9339in" svg:y="0.2591in"><draw:text-box><text:p text:style-name="P2"><text:span text:style-name="T5">Server Application</text:span></text:p></draw:text-box></draw:frame><draw:line draw:style-name="gr7" draw:text-style-name="P1" svg:x1="4.5437in" svg:y1="0.648in" svg:x2="4.2835in" svg:y2="1.0378in"><text:p/></draw:line><draw:line draw:style-name="gr7" draw:text-style-name="P1" svg:x1="4.5445in" svg:y1="0.648in" svg:x2="4.9343in" svg:y2="1.0378in"><text:p/></draw:line><draw:line draw:style-name="gr7" draw:text-style-name="P1" svg:x1="4.0256in" svg:y1="0.648in" svg:x2="4.0272in" svg:y2="1.0382in"><text:p/></draw:line><draw:line draw:style-name="gr7" draw:text-style-name="P1" svg:x1="5.3236in" svg:y1="0.648in" svg:x2="5.3252in" svg:y2="1.0382in"><text:p/></draw:line><draw:line draw:style-name="gr7" draw:text-style-name="P1" svg:x1="3.7654in" svg:y1="1.6878in" svg:x2="3.7661in" svg:y2="0.648in"><text:p/></draw:line><draw:line draw:style-name="gr8" draw:text-style-name="P1" svg:x1="3.5063in" svg:y1="0.9079in" svg:x2="5.7126in" svg:y2="0.9094in"><text:p/></draw:line><draw:line draw:style-name="gr10" draw:text-style-name="P1" svg:x1="3.5051in" svg:y1="1.687in" svg:x2="2.3362in" svg:y2="1.687in"><text:p/></draw:line><draw:line draw:style-name="gr10" draw:text-style-name="P1" svg:x1="2.3366in" svg:y1="1.9461in" svg:x2="3.5055in" svg:y2="1.9461in"><text:p/></draw:line><draw:line draw:style-name="gr11" draw:text-style-name="P1" svg:x1="2.2075in" svg:y1="0.3898in" svg:x2="3.6374in" svg:y2="0.3906in"><text:p/></draw:line><draw:frame draw:style-name="gr12" draw:text-style-name="P6" svg:width="0.9098in" svg:height="0.5189in" svg:x="2.4665in" svg:y="0.1283in"><draw:text-box><text:p text:style-name="P2"><text:span text:style-name="T1">Internet Key Exchange (IKE)</text:span></text:p><text:p text:style-name="P2"><text:span text:style-name="T1">Negotiates the SAs</text:span></text:p></draw:text-box></draw:frame><draw:frame draw:style-name="gr13" draw:text-style-name="P7" svg:width="0.9098in" svg:height="0.3886in" svg:x="2.4665in" svg:y="1.5575in"><draw:text-box><text:p text:style-name="P2"><text:span text:style-name="T2">Encrypted communications channel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draw:stroke-dash draw:name="Dashed_20__28_var_29__20_6" draw:display-name="Dashed (var) 6" draw:style="rect" draw:dots2="1" draw:dots2-length="0.0276in" draw:distance="0.02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5in" fo:page-height="2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26:23.546797582</meta:creation-date>
    <dc:date>2020-07-30T14:28:49.160700804</dc:date>
    <meta:editing-duration>PT2M2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